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condMsg.to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ilder.Builder( com . google . protobuf . GeneratedMessage . BuilderParen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maybeForceBuilderInitializ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condMsg.getParserFo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ondMsg.get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ondMsg.getUnknown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bui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condMsg.parseDelimitedFrom( java . io . InputStream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ondMsg.getBla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get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ondMsg.newBuilderForType( com . google . protobuf . GeneratedMessage . BuilderParen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ondMsg.parseFrom( com . google . protobuf . ByteString data , com . google . protobuf . ExtensionRegistryLite extens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ondMsg.parseFrom(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ondMsg.writeTo( com . google . protobuf . CodedOutputStream out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ild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ilder.buildParti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condMsg.writeRepl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ondMsg.parsePartialFrom( com . google . protobuf . CodedInputStream input , com . google . protobuf . ExtensionRegistryLite extens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ondMsg.internalGetFieldAccessor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condMsg.SecondMsg( com . google . protobuf . CodedInputStream input , com . google . protobuf . ExtensionRegistryLite extensionRegistr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SecondMsg.newBuilderFo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ondMsg.hasBla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getDescriptorFo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ondMsg.parseFrom( com . google . protobuf . CodedInputStream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ondMsg.getDefaultInstanceFo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mergeFrom( com . google . protobuf . CodedInputStream input , com . google . protobuf . ExtensionRegistryLite extensionRegist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uilder.getDefaultInstanceFo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ondMsg.SecondMsg( com . google . protobuf . GeneratedMessage . Builder &lt; ? &gt;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mergeFrom( com . google . protobuf . Message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condMsg.parseFrom( com . google . protobuf . Byte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econdMsg.new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ondMsg.parseFrom( java . io . InputStream input , com . google . protobuf . ExtensionRegistryLite extens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ondMsg.SecondMsg( boolean noI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ilder.mergeFrom( org . springframework . protobuf . SecondMsg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condMsg.parseDelimitedFrom( java . io . InputStream input , com . google . protobuf . ExtensionRegistryLite extens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getBla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ondMsg.init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ondMsg.parseFrom( java . io . InputStream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setBlah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condMsg.newBuilder( org . springframework . protobuf . SecondMsg proto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ondMsg.parseFrom( com . google . protobuf . CodedInputStream input , com . google . protobuf . ExtensionRegistryLite extens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is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internalGetFieldAccessor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ilder.clearBla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condMsg.getDefaul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ondMsg.getSerializedS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condMsg.isInitializ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ilder.hasBla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ondMsg.parseFrom( byte [ ] data , com . google . protobuf . ExtensionRegistryLite extens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